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808080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00a933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wrap-option="wrap" fo:border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000000" fo:border="0.06pt solid #000000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order="0.06pt solid #000000" style:vertical-align="automatic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FirstFit" table:style-name="ta1">
        <table:table-column table:style-name="co1" table:default-cell-style-name="ce4"/>
        <table:table-column table:style-name="co1" table:number-columns-repeated="15" table:default-cell-style-name="ce14"/>
        <table:table-column table:style-name="co1" table:number-columns-repeated="3" table:default-cell-style-name="ce7"/>
        <table:table-row table:style-name="ro1">
          <table:table-cell table:style-name="ce1" office:value-type="string" calcext:value-type="string" table:number-columns-spanned="18" table:number-rows-spanned="1">
            <text:p>FirstFit</text:p>
          </table:table-cell>
          <table:covered-table-cell table:number-columns-repeated="17" table:style-name="Default"/>
          <table:table-cell table:style-name="Default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/>
          <table:table-cell table:style-name="ce5" office:value-type="string" calcext:value-type="string" table:number-columns-spanned="15" table:number-rows-spanned="1">
            <text:p>Memoria = 150 Kb</text:p>
          </table:table-cell>
          <table:covered-table-cell table:number-columns-repeated="14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15" table:number-rows-spanned="1">
            <text:p>SELECCION P/ T1</text:p>
          </table:table-cell>
          <table:covered-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5" table:number-rows-spanned="1">
            <text:p>ASIGNACION P/ T1</text:p>
          </table:table-cell>
          <table:covered-table-cell table:number-columns-repeated="14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number-columns-repeated="12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"/>
          <table:table-cell table:style-name="ce6" office:value-type="string" calcext:value-type="string" table:number-columns-spanned="13" table:number-rows-spanned="1">
            <text:p>SELECCION P/T2</text:p>
          </table:table-cell>
          <table:covered-table-cell table:number-columns-repeated="12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table:style-name="ce8" office:value-type="string" calcext:value-type="string" table:number-columns-spanned="13" table:number-rows-spanned="1">
            <text:p>ASIGNACION P/T2</text:p>
          </table:table-cell>
          <table:covered-table-cell table:number-columns-repeated="1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"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5" office:value-type="string" calcext:value-type="string" table:number-columns-spanned="12" table:number-rows-spanned="1">
            <text:p>LIBRE</text:p>
          </table:table-cell>
          <table:covered-table-cell table:number-columns-repeated="11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number-columns-repeated="3"/>
          <table:table-cell table:style-name="ce6" office:value-type="string" calcext:value-type="string" table:number-columns-spanned="12" table:number-rows-spanned="1">
            <text:p>SELECCION P/T3</text:p>
          </table:table-cell>
          <table:covered-table-cell table:number-columns-repeated="11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3"/>
          <table:table-cell table:style-name="ce8" office:value-type="string" calcext:value-type="string" table:number-columns-spanned="12" table:number-rows-spanned="1">
            <text:p>ASIGNACION P/T3</text:p>
          </table:table-cell>
          <table:covered-table-cell table:number-columns-repeated="11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3"/>
          <table:table-cell table:style-name="ce13" office:value-type="string" calcext:value-type="string" table:number-columns-spanned="4" table:number-rows-spanned="4">
            <text:p>T3 40 Kb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2" table:number-rows-spanned="1">
            <text:p>SELECCION P/ T4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 table:number-columns-spanned="2" table:number-rows-spanned="1">
            <text:p>ASIGNACION P/ T4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3" office:value-type="string" calcext:value-type="string" table:number-columns-spanned="2" table:number-rows-spanned="12">
            <text:p>T4 20 Kb</text:p>
          </table:table-cell>
          <table:covered-table-cell table:number-columns-repeated="2"/>
          <table:table-cell table:style-name="ce7" table:number-columns-repeated="4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covered-table-cell table:number-columns-repeated="3"/>
          <table:table-cell table:style-name="ce15" office:value-type="string" calcext:value-type="string" table:number-columns-spanned="4" table:number-rows-spanned="1">
            <text:p>LIBERACION T3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SELECCION P/T5</text:p>
          </table:table-cell>
          <table:covered-table-cell table:number-columns-repeated="2" table:style-name="ce2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covered-table-cell table:number-columns-repeated="3"/>
          <table:table-cell table:style-name="ce8" office:value-type="string" calcext:value-type="string" table:number-columns-spanned="3" table:number-rows-spanned="1">
            <text:p>ASIGNACION P/T5</text:p>
          </table:table-cell>
          <table:covered-table-cell table:number-columns-repeated="2" table:style-name="ce17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covered-table-cell table:number-columns-repeated="2"/>
          <table:table-cell table:style-name="ce7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covered-table-cell table:number-columns-repeated="2"/>
          <table:table-cell table:style-name="ce10" office:value-type="string" calcext:value-type="string">
            <text:p>LIBERACION</text:p>
          </table:table-cell>
          <table:covered-table-cell table:number-columns-repeated="3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SELECCION P/T6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table-cell table:style-name="ce7" table:number-columns-repeated="3"/>
          <table:table-cell table:style-name="ce8" office:value-type="string" calcext:value-type="string" table:number-columns-spanned="2" table:number-rows-spanned="1">
            <text:p>ASIGNACION P/T6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table-cell table:style-name="ce7" table:number-columns-repeated="3"/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number-columns-repeated="2"/>
          <table:table-cell table:style-name="ce7" office:value-type="string" calcext:value-type="string">
            <text:p>LIBRE</text:p>
          </table:table-cell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/>
          <table:covered-table-cell table:style-name="ce13" office:value-type="string" calcext:value-type="string">
            <text:p>T6 20 Kb</text:p>
          </table:covered-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"/>
          <table:table-cell table:style-name="ce6" office:value-type="string" calcext:value-type="string">
            <text:p>SELEC P/T7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2"/>
          <table:table-cell table:style-name="ce17" office:value-type="string" calcext:value-type="string">
            <text:p>ASIGN P/T7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number-columns-repeated="2"/>
          <table:table-cell table:style-name="ce13" office:value-type="string" calcext:value-type="string" table:number-columns-spanned="1" table:number-rows-spanned="4">
            <text:p>T7 10 Kb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2" table:number-rows-spanned="1">
            <text:p>LIBERACION T3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ELECCION P/T8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ASIGNACION P/T8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style-name="ce7"/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style-name="ce10" office:value-type="string" calcext:value-type="string">
            <text:p>LIBERACION</text:p>
          </table:table-cell>
          <table:covered-table-cell table:number-columns-repeated="5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5"/>
          <table:table-cell table:style-name="ce23" office:value-type="string" calcext:value-type="string" table:number-columns-spanned="2" table:number-rows-spanned="1">
            <text:p>LIBERACION T6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5" table:number-rows-spanned="1">
            <text:p>SELECCION P/T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7" table:number-columns-repeated="3"/>
          <table:table-cell table:style-name="ce8" office:value-type="string" calcext:value-type="string" table:number-columns-spanned="5" table:number-rows-spanned="1">
            <text:p>ASIGNACION P/T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7" table:number-columns-repeated="3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7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ELEC P/T10</text:p>
          </table:table-cell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9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7" office:value-type="string" calcext:value-type="string">
            <text:p>ASIGN P/T10</text:p>
          </table:table-cell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9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3" office:value-type="string" calcext:value-type="string" table:number-columns-spanned="1" table:number-rows-spanned="3">
            <text:p>T10 10 Kb</text:p>
          </table:table-cell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style-name="ce7" table:number-columns-repeated="5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covered-table-cell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 table:style-name="ce10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covered-table-cell/>
          <table:table-cell table:style-name="ce19" office:value-type="string" calcext:value-type="string" table:number-columns-spanned="14" table:number-rows-spanned="1">
            <text:p>LIBRE</text:p>
          </table:table-cell>
          <table:covered-table-cell table:number-columns-repeated="13" table:style-name="ce21"/>
          <table:table-cell table:style-name="ce24" table:number-columns-repeated="2"/>
          <table:table-cell table:style-name="ce25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0" office:value-type="string" calcext:value-type="string">
            <text:p>LIBERACION</text:p>
          </table:table-cell>
          <table:table-cell table:style-name="ce19" office:value-type="string" calcext:value-type="string" table:number-columns-spanned="14" table:number-rows-spanned="1">
            <text:p>LIBRE</text:p>
          </table:table-cell>
          <table:covered-table-cell table:number-columns-repeated="13"/>
          <table:table-cell table:style-name="ce24" table:number-columns-repeated="2"/>
          <table:table-cell table:style-name="ce2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"/>
          <table:table-cell table:style-name="ce19" office:value-type="string" calcext:value-type="string" table:number-columns-spanned="14" table:number-rows-spanned="1">
            <text:p>LIBRE</text:p>
          </table:table-cell>
          <table:covered-table-cell table:number-columns-repeated="13"/>
          <table:table-cell table:style-name="ce24" table:number-columns-repeated="2"/>
          <table:table-cell table:style-name="ce25"/>
        </table:table-row>
      </table:table>
      <table:table table:name="BestFit" table:style-name="ta1">
        <table:table-column table:style-name="co1" table:default-cell-style-name="ce4"/>
        <table:table-column table:style-name="co1" table:number-columns-repeated="11" table:default-cell-style-name="ce14"/>
        <table:table-column table:style-name="co2" table:default-cell-style-name="ce14"/>
        <table:table-column table:style-name="co1" table:number-columns-repeated="6" table:default-cell-style-name="ce14"/>
        <table:table-row table:style-name="ro1">
          <table:table-cell table:style-name="ce1" office:value-type="string" calcext:value-type="string" table:number-columns-spanned="18" table:number-rows-spanned="1">
            <text:p>BestFit</text:p>
          </table:table-cell>
          <table:covered-table-cell table:number-columns-repeated="17" table:style-name="Default"/>
          <table:table-cell table:style-name="Default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/>
          <table:table-cell table:style-name="ce5" office:value-type="string" calcext:value-type="string" table:number-columns-spanned="15" table:number-rows-spanned="1">
            <text:p>Memoria = 150 Kb</text:p>
          </table:table-cell>
          <table:covered-table-cell table:number-columns-repeated="14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15" table:number-rows-spanned="1">
            <text:p>SELECCION P/ T1</text:p>
          </table:table-cell>
          <table:covered-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5" table:number-rows-spanned="1">
            <text:p>ASIGNACION P/ T1</text:p>
          </table:table-cell>
          <table:covered-table-cell table:number-columns-repeated="14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number-columns-repeated="12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"/>
          <table:table-cell table:style-name="ce6" office:value-type="string" calcext:value-type="string" table:number-columns-spanned="13" table:number-rows-spanned="1">
            <text:p>SELECCION P/T2</text:p>
          </table:table-cell>
          <table:covered-table-cell table:number-columns-repeated="12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table:style-name="ce8" office:value-type="string" calcext:value-type="string" table:number-columns-spanned="13" table:number-rows-spanned="1">
            <text:p>ASIGNACION P/T2</text:p>
          </table:table-cell>
          <table:covered-table-cell table:number-columns-repeated="1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"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5" office:value-type="string" calcext:value-type="string" table:number-columns-spanned="12" table:number-rows-spanned="1">
            <text:p>LIBRE</text:p>
          </table:table-cell>
          <table:covered-table-cell table:number-columns-repeated="11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number-columns-repeated="3"/>
          <table:table-cell table:style-name="ce6" office:value-type="string" calcext:value-type="string" table:number-columns-spanned="12" table:number-rows-spanned="1">
            <text:p>SELECCION P/T3</text:p>
          </table:table-cell>
          <table:covered-table-cell table:number-columns-repeated="11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3"/>
          <table:table-cell table:style-name="ce8" office:value-type="string" calcext:value-type="string" table:number-columns-spanned="12" table:number-rows-spanned="1">
            <text:p>ASIGNACION P/T3</text:p>
          </table:table-cell>
          <table:covered-table-cell table:number-columns-repeated="11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3"/>
          <table:table-cell table:style-name="ce13" office:value-type="string" calcext:value-type="string" table:number-columns-spanned="4" table:number-rows-spanned="4">
            <text:p>T3 40 Kb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 table:number-columns-spanned="2" table:number-rows-spanned="1">
            <text:p>SELECCION P/T4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office:value-type="string" calcext:value-type="string" table:number-columns-spanned="2" table:number-rows-spanned="1">
            <text:p>ASIGNACION P/T4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3" office:value-type="string" calcext:value-type="string" table:number-columns-spanned="2" table:number-rows-spanned="12">
            <text:p>T4 20 Kb</text:p>
          </table:table-cell>
          <table:covered-table-cell table:number-columns-repeated="2"/>
          <table:table-cell table:number-columns-repeated="4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covered-table-cell table:number-columns-repeated="3"/>
          <table:table-cell table:style-name="ce15" office:value-type="string" calcext:value-type="string" table:number-columns-spanned="4" table:number-rows-spanned="1">
            <text:p>LIBERACION T4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SELECCION P/T5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covered-table-cell table:number-columns-repeated="3"/>
          <table:table-cell table:style-name="ce8" office:value-type="string" calcext:value-type="string" table:number-columns-spanned="3" table:number-rows-spanned="1">
            <text:p>ASIGNACION P/T5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covered-table-cell table:number-columns-repeated="2"/>
          <table:table-cell table:style-name="ce10" office:value-type="string" calcext:value-type="string">
            <text:p>LIBERACION</text:p>
          </table:table-cell>
          <table:covered-table-cell table:number-columns-repeated="3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covered-table-cell table:number-columns-repeated="2"/>
          <table:table-cell office:value-type="string" calcext:value-type="string">
            <text:p>LIBRE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SELECCION P/T6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covered-table-cell table:number-columns-repeated="2"/>
          <table:table-cell office:value-type="string" calcext:value-type="string">
            <text:p>LIBRE</text:p>
          </table:table-cell>
          <table:table-cell table:number-columns-repeated="3"/>
          <table:table-cell table:style-name="ce8" office:value-type="string" calcext:value-type="string" table:number-columns-spanned="2" table:number-rows-spanned="1">
            <text:p>ASIGNACION P/T6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covered-table-cell table:number-columns-repeated="2"/>
          <table:table-cell office:value-type="string" calcext:value-type="string">
            <text:p>LIBRE</text:p>
          </table:table-cell>
          <table:table-cell table:number-columns-repeated="3"/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number-columns-repeated="2"/>
          <table:table-cell office:value-type="string" calcext:value-type="string">
            <text:p>LIBRE</text:p>
          </table:table-cell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"/>
          <table:table-cell table:style-name="ce22" office:value-type="string" calcext:value-type="string">
            <text:p>SELEC P/T7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2"/>
          <table:table-cell table:style-name="ce17" office:value-type="string" calcext:value-type="string">
            <text:p>ASIGN P/T7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table:style-name="ce13" office:value-type="string" calcext:value-type="string" table:number-columns-spanned="1" table:number-rows-spanned="4">
            <text:p>T7 <text:s/>10 Kb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2" table:number-rows-spanned="1">
            <text:p>LIBERACION T4</text:p>
          </table:table-cell>
          <table:covered-table-cell table:style-name="ce10"/>
          <table:covered-table-cell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ELECCION P/T8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ASIGNACION P/T8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/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style-name="ce10" office:value-type="string" calcext:value-type="string">
            <text:p>LIBERACION</text:p>
          </table:table-cell>
          <table:covered-table-cell table:number-columns-repeated="5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5"/>
          <table:table-cell table:style-name="ce15" office:value-type="string" calcext:value-type="string" table:number-columns-spanned="2" table:number-rows-spanned="1">
            <text:p>LIBERACION T6</text:p>
          </table:table-cell>
          <table:covered-table-cell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5" table:number-rows-spanned="1">
            <text:p>SELECCION P/T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5" table:number-rows-spanned="1">
            <text:p>ASIGNACION P/T9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2" table:style-name="ce10"/>
          <table:covered-table-cell table:number-columns-repeated="5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10"/>
          <table:table-cell table:style-name="ce6" office:value-type="string" calcext:value-type="string">
            <text:p>SELEC P/T10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10"/>
          <table:table-cell table:style-name="ce8" office:value-type="string" calcext:value-type="string">
            <text:p>ASIGN P/T10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number-columns-repeated="5"/>
          <table:table-cell table:style-name="ce13" office:value-type="string" calcext:value-type="string" table:number-columns-spanned="1" table:number-rows-spanned="3">
            <text:p>T10 10 Kb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/>
          <table:covered-table-cell office:value-type="string" calcext:value-type="string">
            <text:p>T10 10 Kb</text:p>
          </table:covered-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string" calcext:value-type="string" table:number-columns-spanned="11" table:number-rows-spanned="1">
            <text:p>LIBRE</text:p>
          </table:table-cell>
          <table:covered-table-cell table:number-columns-repeated="10"/>
          <table:covered-table-cell office:value-type="string" calcext:value-type="string">
            <text:p>T10 10 Kb</text:p>
          </table:covered-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string" calcext:value-type="string" table:number-columns-spanned="11" table:number-rows-spanned="1">
            <text:p>LIBRE</text:p>
          </table:table-cell>
          <table:covered-table-cell table:number-columns-repeated="10"/>
          <table:table-cell table:style-name="ce10" office:value-type="string" calcext:value-type="string">
            <text:p>LIBERACION</text:p>
          </table:table-cell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string" calcext:value-type="string" table:number-columns-spanned="15" table:number-rows-spanned="1">
            <text:p>LIBRE</text:p>
          </table:table-cell>
          <table:covered-table-cell table:number-columns-repeated="14"/>
          <table:table-cell table:style-name="ce24" table:number-columns-repeated="2"/>
          <table:table-cell table:style-name="ce25"/>
        </table:table-row>
      </table:table>
      <table:table table:name="NextFit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17" table:default-cell-style-name="ce14"/>
        <table:table-row table:style-name="ro1">
          <table:table-cell table:style-name="ce1" office:value-type="string" calcext:value-type="string" table:number-columns-spanned="18" table:number-rows-spanned="1">
            <text:p>NextFit</text:p>
          </table:table-cell>
          <table:covered-table-cell table:number-columns-repeated="17" table:style-name="Default"/>
          <table:table-cell table:style-name="Default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/>
          <table:table-cell office:value-type="string" calcext:value-type="string" table:number-columns-spanned="15" table:number-rows-spanned="1">
            <text:p>Memoria = 150 Kb</text:p>
          </table:table-cell>
          <table:covered-table-cell table:number-columns-repeated="14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15" table:number-rows-spanned="1">
            <text:p>SELECCION P/ T1</text:p>
          </table:table-cell>
          <table:covered-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5" table:number-rows-spanned="1">
            <text:p>ASIGNACION P/ T1</text:p>
          </table:table-cell>
          <table:covered-table-cell table:number-columns-repeated="14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number-columns-repeated="12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style-name="ce14"/>
          <table:covered-table-cell/>
          <table:table-cell table:style-name="ce6" office:value-type="string" calcext:value-type="string" table:number-columns-spanned="13" table:number-rows-spanned="1">
            <text:p>SELECCION P/T2</text:p>
          </table:table-cell>
          <table:covered-table-cell table:number-columns-repeated="12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style-name="ce14"/>
          <table:covered-table-cell/>
          <table:table-cell table:style-name="ce8" office:value-type="string" calcext:value-type="string" table:number-columns-spanned="13" table:number-rows-spanned="1">
            <text:p>ASIGNACION P/T2</text:p>
          </table:table-cell>
          <table:covered-table-cell table:number-columns-repeated="1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style-name="ce14"/>
          <table:covered-table-cell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5" office:value-type="string" calcext:value-type="string" table:number-columns-spanned="12" table:number-rows-spanned="1">
            <text:p>LIBRE</text:p>
          </table:table-cell>
          <table:covered-table-cell table:number-columns-repeated="11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style-name="ce14"/>
          <table:covered-table-cell table:number-columns-repeated="2"/>
          <table:table-cell table:style-name="ce6" office:value-type="string" calcext:value-type="string" table:number-columns-spanned="12" table:number-rows-spanned="1">
            <text:p>SELECCION P/T3</text:p>
          </table:table-cell>
          <table:covered-table-cell table:number-columns-repeated="11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style-name="ce14"/>
          <table:covered-table-cell table:number-columns-repeated="2"/>
          <table:table-cell table:style-name="ce8" office:value-type="string" calcext:value-type="string" table:number-columns-spanned="12" table:number-rows-spanned="1">
            <text:p>ASIGNACION P/T3</text:p>
          </table:table-cell>
          <table:covered-table-cell table:number-columns-repeated="11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style-name="ce14"/>
          <table:covered-table-cell table:number-columns-repeated="2"/>
          <table:table-cell table:style-name="ce13" office:value-type="string" calcext:value-type="string" table:number-columns-spanned="4" table:number-rows-spanned="4">
            <text:p>T3 40 Kb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 table:style-name="ce10"/>
          <table:covered-table-cell table:number-columns-repeated="5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 table:number-columns-repeated="6"/>
          <table:table-cell table:style-name="ce6" office:value-type="string" calcext:value-type="string" table:number-columns-spanned="2" table:number-rows-spanned="1">
            <text:p>SELECCION P/T4</text:p>
          </table:table-cell>
          <table:covered-table-cell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 table:number-columns-repeated="6"/>
          <table:table-cell table:style-name="ce8" office:value-type="string" calcext:value-type="string" table:number-columns-spanned="2" table:number-rows-spanned="1">
            <text:p>ASIGNACION P/T4</text:p>
          </table:table-cell>
          <table:covered-table-cell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Default"/>
          <table:table-cell table:style-name="ce26" table:number-columns-repeated="3"/>
          <table:table-cell table:style-name="ce13" office:value-type="string" calcext:value-type="string" table:number-columns-spanned="2" table:number-rows-spanned="12">
            <text:p>T4 20 Kb</text:p>
          </table:table-cell>
          <table:covered-table-cell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2"/>
          <table:covered-table-cell table:style-name="ce5"/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4" table:number-rows-spanned="1">
            <text:p>LIBERACION T3</text:p>
          </table:table-cell>
          <table:covered-table-cell table:number-columns-repeated="5"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2"/>
          <table:covered-table-cell table:style-name="ce5"/>
          <table:covered-table-cell table:number-columns-repeated="2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6" office:value-type="string" calcext:value-type="string" table:number-columns-spanned="3" table:number-rows-spanned="1">
            <text:p>SELECCION P/T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8" office:value-type="string" calcext:value-type="string" table:number-columns-spanned="3" table:number-rows-spanned="1">
            <text:p>ASIGNACION P/T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/>
          <table:table-cell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LIBRE</text:p>
          </table:table-cell>
          <table:covered-table-cell/>
          <table:table-cell table:style-name="ce10" office:value-type="string" calcext:value-type="string">
            <text:p>LIBERACION</text:p>
          </table:table-cell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8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11"/>
          <table:table-cell table:style-name="ce6" office:value-type="string" calcext:value-type="string" table:number-columns-spanned="2" table:number-rows-spanned="1">
            <text:p>SELECCION P/T6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8"/>
          <table:table-cell table:number-columns-repeated="3"/>
          <table:table-cell table:style-name="ce8" office:value-type="string" calcext:value-type="string" table:number-columns-spanned="2" table:number-rows-spanned="1">
            <text:p>ASIGNACION P/T6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8"/>
          <table:table-cell table:number-columns-repeated="3"/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8"/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 table:style-name="ce10"/>
          <table:covered-table-cell table:number-columns-repeated="2"/>
          <table:table-cell office:value-type="string" calcext:value-type="string">
            <text:p>LIBRE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8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22" office:value-type="string" calcext:value-type="string">
            <text:p>SELEC P/T7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8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17" office:value-type="string" calcext:value-type="string">
            <text:p>ASIGN P/T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4"/>
          <table:table-cell table:style-name="ce13" office:value-type="string" calcext:value-type="string" table:number-columns-spanned="1" table:number-rows-spanned="4">
            <text:p>T7 10 Kb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table:style-name="ce15" office:value-type="string" calcext:value-type="string" table:number-columns-spanned="2" table:number-rows-spanned="1">
            <text:p>LIBERACION T4</text:p>
          </table:table-cell>
          <table:covered-table-cell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5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 table:number-columns-spanned="3" table:number-rows-spanned="1">
            <text:p>SELECCION P/T8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11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office:value-type="string" calcext:value-type="string" table:number-columns-spanned="3" table:number-rows-spanned="1">
            <text:p>ASIGNACION P/T8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11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10"/>
          <table:table-cell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covered-table-cell office:value-type="string" calcext:value-type="string">
            <text:p>T8 30 Kb</text:p>
          </table:covered-table-cell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10"/>
          <table:table-cell table:style-name="ce10" office:value-type="string" calcext:value-type="string">
            <text:p>LIBERACION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covered-table-cell table:style-name="ce14"/>
          <table:covered-table-cell table:number-columns-repeated="2"/>
          <table:table-cell table:style-name="ce5" office:value-type="string" calcext:value-type="string" table:number-columns-spanned="9" table:number-rows-spanned="1">
            <text:p>LIBRE</text:p>
          </table:table-cell>
          <table:covered-table-cell table:number-columns-repeated="8"/>
          <table:table-cell table:style-name="ce15" office:value-type="string" calcext:value-type="string" table:number-columns-spanned="2" table:number-rows-spanned="1">
            <text:p>LIBERACION T6</text:p>
          </table:table-cell>
          <table:covered-table-cell/>
          <table:table-cell office:value-type="string" calcext:value-type="string">
            <text:p>LIBRE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/>
          <table:table-cell table:number-columns-repeated="2"/>
          <table:table-cell table:style-name="ce6" office:value-type="string" calcext:value-type="string" table:number-columns-spanned="5" table:number-rows-spanned="1">
            <text:p>SELECCION P/T9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 table:style-name="ce27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/>
          <table:table-cell table:number-columns-repeated="2"/>
          <table:table-cell table:style-name="ce8" office:value-type="string" calcext:value-type="string" table:number-columns-spanned="5" table:number-rows-spanned="1">
            <text:p>ASIGNACION P/T9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/>
          <table:table-cell table:number-columns-repeated="2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7"/>
          <table:table-cell table:style-name="ce5" office:value-type="string" calcext:value-type="string" table:number-columns-spanned="7" table:number-rows-spanned="1">
            <text:p>LIBRE</text:p>
          </table:table-cell>
          <table:covered-table-cell table:number-columns-repeated="6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 table:number-columns-spanned="3" table:number-rows-spanned="1">
            <text:p>LIBRE</text:p>
          </table:table-cell>
          <table:covered-table-cell table:number-columns-repeated="7"/>
          <table:table-cell table:style-name="ce22" office:value-type="string" calcext:value-type="string">
            <text:p>SELEC P/T10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 table:number-columns-spanned="3" table:number-rows-spanned="1">
            <text:p>LIBRE</text:p>
          </table:table-cell>
          <table:covered-table-cell table:number-columns-repeated="7"/>
          <table:table-cell table:style-name="ce17" office:value-type="string" calcext:value-type="string">
            <text:p>ASIGN P/T10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number-columns-repeated="5"/>
          <table:table-cell table:style-name="ce13" office:value-type="string" calcext:value-type="string" table:number-columns-spanned="1" table:number-rows-spanned="3">
            <text:p>T10 10 Kb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 table:style-name="ce10"/>
          <table:covered-table-cell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 table:number-columns-spanned="8" table:number-rows-spanned="1">
            <text:p>LIBRE</text:p>
          </table:table-cell>
          <table:covered-table-cell table:number-columns-repeated="2"/>
          <table:covered-table-cell table:style-name="ce5" office:value-type="string" calcext:value-type="string">
            <text:p>LIBRE</text:p>
          </table:covered-table-cell>
          <table:covered-table-cell table:number-columns-repeated="5"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table:style-name="ce10" office:value-type="string" calcext:value-type="string">
            <text:p>LIBERACION</text:p>
          </table:table-cell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 table:number-columns-spanned="15" table:number-rows-spanned="1">
            <text:p>LIBRE</text:p>
          </table:table-cell>
          <table:covered-table-cell table:number-columns-repeated="14"/>
          <table:table-cell table:style-name="ce24" table:number-columns-repeated="2"/>
          <table:table-cell table:style-name="ce25"/>
        </table:table-row>
      </table:table>
      <table:table table:name="WorstFit" table:style-name="ta1">
        <table:table-column table:style-name="co1" table:default-cell-style-name="ce4"/>
        <table:table-column table:style-name="co1" table:number-columns-repeated="18" table:default-cell-style-name="ce14"/>
        <table:table-row table:style-name="ro1">
          <table:table-cell table:style-name="ce1" office:value-type="string" calcext:value-type="string" table:number-columns-spanned="18" table:number-rows-spanned="1">
            <text:p>WorstFit</text:p>
          </table:table-cell>
          <table:covered-table-cell table:number-columns-repeated="17" table:style-name="Default"/>
          <table:table-cell table:style-name="Default"/>
        </table:table-row>
        <table:table-row table:style-name="ro2">
          <table:table-cell table:style-name="Default" table:number-columns-repeated="19"/>
        </table:table-row>
        <table:table-row table:style-name="ro2">
          <table:table-cell table:style-name="Default"/>
          <table:table-cell table:style-name="ce5" office:value-type="string" calcext:value-type="string" table:number-columns-spanned="15" table:number-rows-spanned="1">
            <text:p>Memoria = 150 Kb</text:p>
          </table:table-cell>
          <table:covered-table-cell table:number-columns-repeated="14" table:style-name="Default"/>
          <table:table-cell office:value-type="string" calcext:value-type="string">
            <text:p>Tiempo:</text:p>
          </table:table-cell>
          <table:table-cell office:value-type="string" calcext:value-type="string">
            <text:p>Fragmentacion</text:p>
          </table:table-cell>
          <table:table-cell office:value-type="string" calcext:value-type="string">
            <text:p>Frag (t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6" office:value-type="string" calcext:value-type="string" table:number-columns-spanned="15" table:number-rows-spanned="1">
            <text:p>SELECCION P/ T1</text:p>
          </table:table-cell>
          <table:covered-table-cell table:number-columns-repeated="14"/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15" table:number-rows-spanned="1">
            <text:p>ASIGNACION P/ T1</text:p>
          </table:table-cell>
          <table:covered-table-cell table:number-columns-repeated="14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SUM([.S4]+[.R5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7">
            <text:p>T1 20Kb</text:p>
          </table:table-cell>
          <table:covered-table-cell/>
          <table:table-cell table:style-name="ce9" office:value-type="string" calcext:value-type="string" table:number-columns-spanned="13" table:number-rows-spanned="1">
            <text:p>LIBRE</text:p>
          </table:table-cell>
          <table:covered-table-cell table:number-columns-repeated="12"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SUM([.S5]+[.R6])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"/>
          <table:table-cell table:style-name="ce6" office:value-type="string" calcext:value-type="string" table:number-columns-spanned="13" table:number-rows-spanned="1">
            <text:p>SELECCION P/T2</text:p>
          </table:table-cell>
          <table:covered-table-cell table:number-columns-repeated="12"/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SUM([.S6]+[.R7])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"/>
          <table:table-cell table:style-name="ce8" office:value-type="string" calcext:value-type="string" table:number-columns-spanned="13" table:number-rows-spanned="1">
            <text:p>ASIGNACION P/T2</text:p>
          </table:table-cell>
          <table:covered-table-cell table:number-columns-repeated="12"/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SUM([.S7]+[.R8])"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"/>
          <table:table-cell table:style-name="ce13" office:value-type="string" calcext:value-type="string" table:number-columns-spanned="1" table:number-rows-spanned="11">
            <text:p>T2 10 Kb</text:p>
          </table:table-cell>
          <table:table-cell table:style-name="ce5" office:value-type="string" calcext:value-type="string" table:number-columns-spanned="12" table:number-rows-spanned="1">
            <text:p>LIBRE</text:p>
          </table:table-cell>
          <table:covered-table-cell table:number-columns-repeated="11"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SUM([.S8]+[.R9])" office:value-type="float" office:value="810" calcext:value-type="float">
            <text:p>8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number-columns-repeated="3"/>
          <table:table-cell table:style-name="ce6" office:value-type="string" calcext:value-type="string" table:number-columns-spanned="12" table:number-rows-spanned="1">
            <text:p>SELECCION P/T3</text:p>
          </table:table-cell>
          <table:covered-table-cell table:number-columns-repeated="11"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SUM([.S9]+[.R10])" office:value-type="float" office:value="930" calcext:value-type="float">
            <text:p>9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3"/>
          <table:table-cell table:style-name="ce8" office:value-type="string" calcext:value-type="string" table:number-columns-spanned="12" table:number-rows-spanned="1">
            <text:p>ASIGNACION P/T3</text:p>
          </table:table-cell>
          <table:covered-table-cell table:number-columns-repeated="11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formula="of:=SUM([.S10]+[.R11])" office:value-type="float" office:value="1050" calcext:value-type="float">
            <text:p>10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3"/>
          <table:table-cell table:style-name="ce13" office:value-type="string" calcext:value-type="string" table:number-columns-spanned="4" table:number-rows-spanned="5">
            <text:p>T3 40 Kb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SUM([.S11]+[.R12])" office:value-type="float" office:value="1130" calcext:value-type="float">
            <text:p>113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2" table:number-rows-spanned="1">
            <text:p>LIBERACION T1</text:p>
          </table:table-cell>
          <table:covered-table-cell table:number-columns-repeated="6"/>
          <table:table-cell table:style-name="ce5" office:value-type="string" calcext:value-type="string" table:number-columns-spanned="8" table:number-rows-spanned="1">
            <text:p>LIBRE</text:p>
          </table:table-cell>
          <table:covered-table-cell table:number-columns-repeated="7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SUM([.S12]+[.R13])" office:value-type="float" office:value="1230" calcext:value-type="float">
            <text:p>123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6"/>
          <table:table-cell table:style-name="ce6" office:value-type="string" calcext:value-type="string" table:number-columns-spanned="8" table:number-rows-spanned="1">
            <text:p>SELECCION P/T4</text:p>
          </table:table-cell>
          <table:covered-table-cell table:number-columns-repeated="7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S13]+[.R14])" office:value-type="float" office:value="1330" calcext:value-type="float">
            <text:p>133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6"/>
          <table:table-cell table:style-name="ce8" office:value-type="string" calcext:value-type="string" table:number-columns-spanned="8" table:number-rows-spanned="1">
            <text:p>ASIGNACION P/T4</text:p>
          </table:table-cell>
          <table:covered-table-cell table:number-columns-repeated="7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SUM([.S14]+[.R15])" office:value-type="float" office:value="1430" calcext:value-type="float">
            <text:p>143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6"/>
          <table:table-cell table:style-name="ce13" office:value-type="string" calcext:value-type="string" table:number-columns-spanned="2" table:number-rows-spanned="12">
            <text:p>T4 20 Kb</text:p>
          </table:table-cell>
          <table:covered-table-cell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SUM([.S15]+[.R16])" office:value-type="float" office:value="1510" calcext:value-type="float">
            <text:p>15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15" office:value-type="string" calcext:value-type="string" table:number-columns-spanned="4" table:number-rows-spanned="1">
            <text:p>LIBERACION T3</text:p>
          </table:table-cell>
          <table:covered-table-cell table:number-columns-repeated="5"/>
          <table:table-cell table:style-name="ce5" office:value-type="string" calcext:value-type="string" table:number-columns-spanned="6" table:number-rows-spanned="1">
            <text:p>LIBRE</text:p>
          </table:table-cell>
          <table:covered-table-cell table:number-columns-repeated="5"/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formula="of:=SUM([.S16]+[.R17])" office:value-type="float" office:value="1630" calcext:value-type="float">
            <text:p>16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6" office:value-type="string" calcext:value-type="string" table:number-columns-spanned="6" table:number-rows-spanned="1">
            <text:p>SELECCION P/T5</text:p>
          </table:table-cell>
          <table:covered-table-cell table:number-columns-repeated="5"/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formula="of:=SUM([.S17]+[.R18])" office:value-type="float" office:value="1750" calcext:value-type="float">
            <text:p>17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ASIGNACION P/T5</text:p>
          </table:table-cell>
          <table:covered-table-cell table:number-columns-repeated="5"/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formula="of:=SUM([.S18]+[.R19])" office:value-type="float" office:value="1870" calcext:value-type="float">
            <text:p>187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5"/>
          <table:table-cell table:style-name="ce13" office:value-type="string" calcext:value-type="string" table:number-columns-spanned="3" table:number-rows-spanned="3">
            <text:p>T5 30 Kb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formula="of:=SUM([.S19]+[.R20])" office:value-type="float" office:value="1960" calcext:value-type="float">
            <text:p>19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 table:style-name="Default"/>
          <table:table-cell table:style-name="ce10" office:value-type="string" calcext:value-type="string">
            <text:p>LIBERACION</text:p>
          </table:table-cell>
          <table:table-cell table:style-name="ce11" office:value-type="string" calcext:value-type="string" table:number-columns-spanned="4" table:number-rows-spanned="1">
            <text:p>LIBRE</text:p>
          </table:table-cell>
          <table:covered-table-cell table:number-columns-repeated="8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SUM([.S20]+[.R21])"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 table:number-columns-spanned="7" table:number-rows-spanned="1">
            <text:p>SELECCION P/T6</text:p>
          </table:table-cell>
          <table:covered-table-cell/>
          <table:covered-table-cell office:value-type="string" calcext:value-type="string">
            <text:p>LIBRE</text:p>
          </table:covered-table-cell>
          <table:covered-table-cell table:style-name="ce5" office:value-type="string" calcext:value-type="string">
            <text:p>LIBRE</text:p>
          </table:covered-table-cell>
          <table:covered-table-cell table:number-columns-repeated="3" table:style-name="ce12"/>
          <table:covered-table-cell table:number-columns-repeated="5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SUM([.S21]+[.R22])"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office:value-type="string" calcext:value-type="string" table:number-columns-spanned="7" table:number-rows-spanned="1">
            <text:p>ASIGNACION P/T6</text:p>
          </table:table-cell>
          <table:covered-table-cell table:number-columns-repeated="2"/>
          <table:covered-table-cell table:style-name="ce5"/>
          <table:covered-table-cell table:number-columns-repeated="5"/>
          <table:table-cell table:number-columns-repeated="3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SUM([.S22]+[.R23])" office:value-type="float" office:value="2260" calcext:value-type="float">
            <text:p>226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3" office:value-type="string" calcext:value-type="string" table:number-columns-spanned="2" table:number-rows-spanned="10">
            <text:p>T6 20 Kb</text:p>
          </table:table-cell>
          <table:covered-table-cell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5"/>
          <table: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SUM([.S23]+[.R24])" office:value-type="float" office:value="2340" calcext:value-type="float">
            <text:p>23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number-columns-repeated="2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15" office:value-type="string" calcext:value-type="string" table:number-columns-spanned="3" table:number-rows-spanned="1">
            <text:p>LIBERACION T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IBRE</text:p>
          </table:table-cell>
          <table:covered-table-cell table:number-columns-repeated="2"/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formula="of:=SUM([.S24]+[.R25])" office:value-type="float" office:value="2450" calcext:value-type="float">
            <text:p>24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6" office:value-type="string" calcext:value-type="string" table:number-columns-spanned="6" table:number-rows-spanned="1">
            <text:p>LIBERACION P/T7</text:p>
          </table:table-cell>
          <table:covered-table-cell table:number-columns-repeated="5"/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formula="of:=SUM([.S25]+[.R26])" office:value-type="float" office:value="2560" calcext:value-type="float">
            <text:p>256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2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6"/>
          <table:table-cell table:style-name="ce8" office:value-type="string" calcext:value-type="string" table:number-columns-spanned="6" table:number-rows-spanned="1">
            <text:p>ASIGNACION P/T7</text:p>
          </table:table-cell>
          <table:covered-table-cell table:number-columns-repeated="5"/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table:formula="of:=SUM([.S26]+[.R27])" office:value-type="float" office:value="2670" calcext:value-type="float">
            <text:p>267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covered-table-cell table:number-columns-repeated="2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number-columns-repeated="2"/>
          <table:table-cell table:style-name="ce13" office:value-type="string" calcext:value-type="string" table:number-columns-spanned="1" table:number-rows-spanned="4">
            <text:p>T7 10 Kb</text:p>
          </table:table-cell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 table:style-name="Default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formula="of:=SUM([.S27]+[.R28])"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covered-table-cell table:number-columns-repeated="2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style-name="ce15" office:value-type="string" calcext:value-type="string" table:number-columns-spanned="2" table:number-rows-spanned="1">
            <text:p>LIBERACION T4</text:p>
          </table:table-cell>
          <table:covered-table-cell table:number-columns-repeated="2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SUM([.S28]+[.R29])"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covered-table-cell table:number-columns-repeated="2"/>
          <table:table-cell table:style-name="ce6" office:value-type="string" calcext:value-type="string" table:number-columns-spanned="7" table:number-rows-spanned="1">
            <text:p>SELECCION P/T8</text:p>
          </table:table-cell>
          <table:covered-table-cell table:number-columns-repeated="7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formula="of:=SUM([.S29]+[.R30])" office:value-type="float" office:value="3010" calcext:value-type="float">
            <text:p>3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covered-table-cell table:number-columns-repeated="2"/>
          <table:table-cell table:style-name="ce8" office:value-type="string" calcext:value-type="string" table:number-columns-spanned="7" table:number-rows-spanned="1">
            <text:p>ASIGNACION P/T8</text:p>
          </table:table-cell>
          <table:covered-table-cell table:number-columns-repeated="7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formula="of:=SUM([.S30]+[.R31])" office:value-type="float" office:value="3130" calcext:value-type="float">
            <text:p>313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covered-table-cell table:number-columns-repeated="2"/>
          <table:table-cell table:style-name="ce13" office:value-type="string" calcext:value-type="string" table:number-columns-spanned="3" table:number-rows-spanned="3">
            <text:p>T8 30 Kb</text:p>
          </table:table-cell>
          <table:covered-table-cell table:number-columns-repeated="2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table:style-name="Default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formula="of:=SUM([.S31]+[.R32])"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covered-table-cell table:number-columns-repeated="5"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number-columns-repeated="3"/>
          <table:table-cell table:style-name="ce10" office:value-type="string" calcext:value-type="string">
            <text:p>LIBERACION <text:s/></text:p>
          </table:table-cell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formula="of:=SUM([.S32]+[.R33])" office:value-type="float" office:value="3320" calcext:value-type="float">
            <text:p>332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5" office:value-type="string" calcext:value-type="string" table:number-columns-spanned="2" table:number-rows-spanned="1">
            <text:p>LIBERACION T6</text:p>
          </table:table-cell>
          <table:covered-table-cell table:number-columns-repeated="4"/>
          <table:table-cell table:style-name="ce5" office:value-type="string" calcext:value-type="string" table:number-columns-spanned="10" table:number-rows-spanned="1">
            <text:p>LIBRE</text:p>
          </table:table-cell>
          <table:covered-table-cell table:number-columns-repeated="9"/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formula="of:=SUM([.S33]+[.R34])" office:value-type="float" office:value="3440" calcext:value-type="float">
            <text:p>344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number-columns-repeated="3"/>
          <table:table-cell table:style-name="ce6" office:value-type="string" calcext:value-type="string" table:number-columns-spanned="10" table:number-rows-spanned="1">
            <text:p>SELECCION P/T9</text:p>
          </table:table-cell>
          <table:covered-table-cell table:number-columns-repeated="9"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formula="of:=SUM([.S34]+[.R35])" office:value-type="float" office:value="3560" calcext:value-type="float">
            <text:p>356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number-columns-repeated="3"/>
          <table:table-cell table:style-name="ce8" office:value-type="string" calcext:value-type="string" table:number-columns-spanned="10" table:number-rows-spanned="1">
            <text:p>ASIGNACION P/T9</text:p>
          </table:table-cell>
          <table:covered-table-cell table:number-columns-repeated="9"/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formula="of:=SUM([.S35]+[.R36])" office:value-type="float" office:value="3680" calcext:value-type="float">
            <text:p>368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number-columns-repeated="3"/>
          <table:table-cell table:style-name="ce13" office:value-type="string" calcext:value-type="string" table:number-columns-spanned="5" table:number-rows-spanned="4">
            <text:p>T9 50 Kb</text:p>
          </table:table-cell>
          <table:covered-table-cell table:number-columns-repeated="4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formula="of:=SUM([.S36]+[.R37])" office:value-type="float" office:value="3750" calcext:value-type="float">
            <text:p>37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 table:number-columns-spanned="2" table:number-rows-spanned="1">
            <text:p>LIBRE</text:p>
          </table:table-cell>
          <table:covered-table-cell/>
          <table:table-cell table:style-name="ce15" office:value-type="string" calcext:value-type="string" table:number-columns-spanned="3" table:number-rows-spanned="1">
            <text:p>LIBERACION T8</text:p>
          </table:table-cell>
          <table:covered-table-cell table:number-columns-repeated="7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formula="of:=SUM([.S37]+[.R38])" office:value-type="float" office:value="3850" calcext:value-type="float">
            <text:p>38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 table:number-columns-spanned="5" table:number-rows-spanned="1">
            <text:p>SELECCION P/ T10</text:p>
          </table:table-cell>
          <table:covered-table-cell table:number-columns-repeated="9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SUM([.S38]+[.R39])" office:value-type="float" office:value="3950" calcext:value-type="float">
            <text:p>39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office:value-type="string" calcext:value-type="string" table:number-columns-spanned="5" table:number-rows-spanned="1">
            <text:p>ASIGNACION P/T10</text:p>
          </table:table-cell>
          <table:covered-table-cell table:number-columns-repeated="9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formula="of:=SUM([.S39]+[.R40])" office:value-type="float" office:value="4050" calcext:value-type="float">
            <text:p>40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3" office:value-type="string" calcext:value-type="string" table:number-columns-spanned="1" table:number-rows-spanned="3">
            <text:p>T10</text:p>
          </table:table-cell>
          <table:table-cell table:style-name="ce5" office:value-type="string" calcext:value-type="string" table:number-columns-spanned="4" table:number-rows-spanned="1">
            <text:p>LIBRE</text:p>
          </table:table-cell>
          <table:covered-table-cell table:style-name="ce5"/>
          <table:covered-table-cell table:number-columns-repeated="2"/>
          <table:table-cell table:number-columns-repeated="5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table:formula="of:=SUM([.S40]+[.R41])" office:value-type="float" office:value="4140" calcext:value-type="float">
            <text:p>414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covered-table-cell/>
          <table:table-cell table:style-name="ce5" office:value-type="string" calcext:value-type="string" table:number-columns-spanned="4" table:number-rows-spanned="1">
            <text:p>LIBRE</text:p>
          </table:table-cell>
          <table:covered-table-cell table:style-name="ce5"/>
          <table:covered-table-cell table:number-columns-repeated="2"/>
          <table:table-cell table:style-name="ce15" office:value-type="string" calcext:value-type="string" table:number-columns-spanned="5" table:number-rows-spanned="1">
            <text:p>LIBERACION T9</text:p>
          </table:table-cell>
          <table:covered-table-cell table:number-columns-repeated="4"/>
          <table:table-cell table:style-name="ce5" office:value-type="string" calcext:value-type="string" table:number-columns-spanned="5" table:number-rows-spanned="1">
            <text:p>LIBRE</text:p>
          </table:table-cell>
          <table:covered-table-cell table:number-columns-repeated="4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39" calcext:value-type="float">
            <text:p>39</text:p>
          </table:table-cell>
          <table:covered-table-cell/>
          <table:table-cell table:style-name="ce5" office:value-type="string" calcext:value-type="string" table:number-columns-spanned="14" table:number-rows-spanned="1">
            <text:p>LIBRE</text:p>
          </table:table-cell>
          <table:covered-table-cell table:style-name="ce5"/>
          <table:covered-table-cell table:number-columns-repeated="12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5" office:value-type="string" calcext:value-type="string">
            <text:p>LIBERACION</text:p>
          </table:table-cell>
          <table:table-cell table:style-name="ce5" office:value-type="string" calcext:value-type="string" table:number-columns-spanned="14" table:number-rows-spanned="1">
            <text:p>LIBRE</text:p>
          </table:table-cell>
          <table:covered-table-cell table:number-columns-repeated="13"/>
          <table:table-cell table:style-name="ce24" table:number-columns-repeated="2"/>
          <table:table-cell table:style-name="ce2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5"/>
          <table:table-cell table:style-name="ce24" table:number-columns-repeated="2"/>
          <table:table-cell table:style-name="ce2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9:41:48.6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15:37:48.839000000</meta:creation-date>
    <dc:date>2019-11-19T21:43:38.721000000</dc:date>
    <meta:editing-duration>PT1H20M17S</meta:editing-duration>
    <meta:editing-cycles>8</meta:editing-cycles>
    <meta:generator>LibreOffice/6.3.0.4$Windows_X86_64 LibreOffice_project/057fc023c990d676a43019934386b85b21a9ee99</meta:generator>
    <meta:document-statistic meta:table-count="4" meta:cell-count="1039" meta:object-count="0"/>
  </office:meta>
</office:document-meta>
</file>